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a8c2" officeooo:paragraph-rsid="000da8c2"/>
    </style:style>
    <style:style style:name="P2" style:family="paragraph" style:parent-style-name="Standard">
      <style:text-properties officeooo:rsid="000f9787" officeooo:paragraph-rsid="000f9787"/>
    </style:style>
    <style:style style:name="P3" style:family="paragraph" style:parent-style-name="Standard">
      <style:text-properties officeooo:rsid="000f9787" officeooo:paragraph-rsid="000f9787"/>
    </style:style>
    <style:style style:name="P4" style:family="paragraph" style:parent-style-name="Standard">
      <style:text-properties officeooo:rsid="000fe66a" officeooo:paragraph-rsid="000fe6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</text:p>
      <text:p text:style-name="P1"><text:tab/>site.min.css:</text:p>
      <text:p text:style-name="P1"><text:tab/><text:tab/> .example{margin-top:20px;margin-bottom:20px}</text:p>
      <text:p text:style-name="P1"><text:tab/><text:tab/>.example{margin-top:0px;margin-bottom:20px}</text:p>
      <text:p text:style-name="P1"/>
      <text:p text:style-name="P2"/>
      <text:p text:style-name="P2">npm install --save ng-select</text:p>
      <text:p text:style-name="P2"/>
      <text:p text:style-name="P4">npm install ngx-bootstrap --sa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0:14:49.314503007</meta:creation-date>
    <dc:date>2017-04-11T15:33:56.506874681</dc:date>
    <meta:editing-duration>PT4M1S</meta:editing-duration>
    <meta:editing-cycles>3</meta:editing-cycles>
    <meta:generator>LibreOffice/5.3.0.3$Linux_X86_64 LibreOffice_project/30m0$Build-3</meta:generator>
    <meta:document-statistic meta:table-count="0" meta:image-count="0" meta:object-count="0" meta:page-count="1" meta:paragraph-count="6" meta:word-count="14" meta:character-count="169" meta:non-whitespace-character-count="157"/>
  </office:meta>
</office:document-meta>
</file>